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Heading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4714_1072782762"/>EDUCAÇÃO POPULAR<text:bookmark-end text:name="__RefHeading___Toc4714_1072782762"/></text:h>
      <text:p text:style-name="P1">CUBA E HOMOSSEXUALIDA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DUCAÇÃO POPULAR</dc:title>
    <dc:date>2023-04-18T14:06:44.503824719</dc:date>
    <dc:creator>Daniel Garcia</dc:creator>
    <meta:editing-duration>P0D</meta:editing-duration>
    <meta:editing-cycles>1</meta:editing-cycles>
    <meta:document-statistic meta:table-count="0" meta:image-count="0" meta:object-count="0" meta:paragraph-count="2" meta:word-count="5" meta:character-count="39" meta:non-whitespace-character-count="36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